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12.367cm" svg:y="0.392cm">
            <draw:object draw:notify-on-update-of-ranges="Лист1.A1:Лист1.A1 Лист1.A2:Лист1.A30 Лист1.B1:Лист1.B1 Лист1.B2:Лист1.B30 Лист1.A2:Лист1.A30 Лист1.C1:Лист1.C1 Лист1.C2:Лист1.C30 Лист1.A2:Лист1.A30 Лист1.D1:Лист1.D1 Лист1.D2:Лист1.D30 Лист1.A2:Лист1.A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 &lt; a - 3x</text:p>
          </table:table-cell>
          <table:table-cell office:value-type="string" calcext:value-type="string">
            <text:p>Y &gt; (50 - x) / 2</text:p>
          </table:table-cell>
          <table:table-cell office:value-type="string" calcext:value-type="string">
            <text:p>Y &lt; (40 + x) / 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E$2]-3*[.A2]" office:value-type="float" office:value="97" calcext:value-type="float">
            <text:p>97</text:p>
          </table:table-cell>
          <table:table-cell table:formula="of:=(50 - [.A2]) / 2" office:value-type="float" office:value="24.5" calcext:value-type="float">
            <text:p>24,5</text:p>
          </table:table-cell>
          <table:table-cell table:formula="of:=(40 + [.A2]) / 4" office:value-type="float" office:value="10.25" calcext:value-type="float">
            <text:p>10,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E$2]-3*[.A3]" office:value-type="float" office:value="94" calcext:value-type="float">
            <text:p>94</text:p>
          </table:table-cell>
          <table:table-cell table:formula="of:=(50 - [.A3]) / 2" office:value-type="float" office:value="24" calcext:value-type="float">
            <text:p>24</text:p>
          </table:table-cell>
          <table:table-cell table:formula="of:=(40 + [.A3]) / 4" office:value-type="float" office:value="10.5" calcext:value-type="float">
            <text:p>10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E$2]-3*[.A4]" office:value-type="float" office:value="91" calcext:value-type="float">
            <text:p>91</text:p>
          </table:table-cell>
          <table:table-cell table:formula="of:=(50 - [.A4]) / 2" office:value-type="float" office:value="23.5" calcext:value-type="float">
            <text:p>23,5</text:p>
          </table:table-cell>
          <table:table-cell table:formula="of:=(40 + [.A4]) / 4" office:value-type="float" office:value="10.75" calcext:value-type="float">
            <text:p>10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E$2]-3*[.A5]" office:value-type="float" office:value="88" calcext:value-type="float">
            <text:p>88</text:p>
          </table:table-cell>
          <table:table-cell table:formula="of:=(50 - [.A5]) / 2" office:value-type="float" office:value="23" calcext:value-type="float">
            <text:p>23</text:p>
          </table:table-cell>
          <table:table-cell table:formula="of:=(40 + [.A5]) / 4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E$2]-3*[.A6]" office:value-type="float" office:value="85" calcext:value-type="float">
            <text:p>85</text:p>
          </table:table-cell>
          <table:table-cell table:formula="of:=(50 - [.A6]) / 2" office:value-type="float" office:value="22.5" calcext:value-type="float">
            <text:p>22,5</text:p>
          </table:table-cell>
          <table:table-cell table:formula="of:=(40 + [.A6]) / 4" office:value-type="float" office:value="11.25" calcext:value-type="float">
            <text:p>11,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E$2]-3*[.A7]" office:value-type="float" office:value="82" calcext:value-type="float">
            <text:p>82</text:p>
          </table:table-cell>
          <table:table-cell table:formula="of:=(50 - [.A7]) / 2" office:value-type="float" office:value="22" calcext:value-type="float">
            <text:p>22</text:p>
          </table:table-cell>
          <table:table-cell table:formula="of:=(40 + [.A7]) / 4" office:value-type="float" office:value="11.5" calcext:value-type="float">
            <text:p>11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E$2]-3*[.A8]" office:value-type="float" office:value="79" calcext:value-type="float">
            <text:p>79</text:p>
          </table:table-cell>
          <table:table-cell table:formula="of:=(50 - [.A8]) / 2" office:value-type="float" office:value="21.5" calcext:value-type="float">
            <text:p>21,5</text:p>
          </table:table-cell>
          <table:table-cell table:formula="of:=(40 + [.A8]) / 4" office:value-type="float" office:value="11.75" calcext:value-type="float">
            <text:p>11,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E$2]-3*[.A9]" office:value-type="float" office:value="76" calcext:value-type="float">
            <text:p>76</text:p>
          </table:table-cell>
          <table:table-cell table:formula="of:=(50 - [.A9]) / 2" office:value-type="float" office:value="21" calcext:value-type="float">
            <text:p>21</text:p>
          </table:table-cell>
          <table:table-cell table:formula="of:=(40 + [.A9]) / 4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E$2]-3*[.A10]" office:value-type="float" office:value="73" calcext:value-type="float">
            <text:p>73</text:p>
          </table:table-cell>
          <table:table-cell table:formula="of:=(50 - [.A10]) / 2" office:value-type="float" office:value="20.5" calcext:value-type="float">
            <text:p>20,5</text:p>
          </table:table-cell>
          <table:table-cell table:formula="of:=(40 + [.A10]) / 4" office:value-type="float" office:value="12.25" calcext:value-type="float">
            <text:p>12,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E$2]-3*[.A11]" office:value-type="float" office:value="70" calcext:value-type="float">
            <text:p>70</text:p>
          </table:table-cell>
          <table:table-cell table:formula="of:=(50 - [.A11]) / 2" office:value-type="float" office:value="20" calcext:value-type="float">
            <text:p>20</text:p>
          </table:table-cell>
          <table:table-cell table:formula="of:=(40 + [.A11]) / 4"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E$2]-3*[.A12]" office:value-type="float" office:value="67" calcext:value-type="float">
            <text:p>67</text:p>
          </table:table-cell>
          <table:table-cell table:formula="of:=(50 - [.A12]) / 2" office:value-type="float" office:value="19.5" calcext:value-type="float">
            <text:p>19,5</text:p>
          </table:table-cell>
          <table:table-cell table:formula="of:=(40 + [.A12]) / 4" office:value-type="float" office:value="12.75" calcext:value-type="float">
            <text:p>1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E$2]-3*[.A13]" office:value-type="float" office:value="64" calcext:value-type="float">
            <text:p>64</text:p>
          </table:table-cell>
          <table:table-cell table:formula="of:=(50 - [.A13]) / 2" office:value-type="float" office:value="19" calcext:value-type="float">
            <text:p>19</text:p>
          </table:table-cell>
          <table:table-cell table:formula="of:=(40 + [.A13]) / 4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E$2]-3*[.A14]" office:value-type="float" office:value="61" calcext:value-type="float">
            <text:p>61</text:p>
          </table:table-cell>
          <table:table-cell table:formula="of:=(50 - [.A14]) / 2" office:value-type="float" office:value="18.5" calcext:value-type="float">
            <text:p>18,5</text:p>
          </table:table-cell>
          <table:table-cell table:formula="of:=(40 + [.A14]) / 4" office:value-type="float" office:value="13.25" calcext:value-type="float">
            <text:p>13,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E$2]-3*[.A15]" office:value-type="float" office:value="58" calcext:value-type="float">
            <text:p>58</text:p>
          </table:table-cell>
          <table:table-cell table:formula="of:=(50 - [.A15]) / 2" office:value-type="float" office:value="18" calcext:value-type="float">
            <text:p>18</text:p>
          </table:table-cell>
          <table:table-cell table:formula="of:=(40 + [.A15]) / 4" office:value-type="float" office:value="13.5" calcext:value-type="float">
            <text:p>13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E$2]-3*[.A16]" office:value-type="float" office:value="55" calcext:value-type="float">
            <text:p>55</text:p>
          </table:table-cell>
          <table:table-cell table:formula="of:=(50 - [.A16]) / 2" office:value-type="float" office:value="17.5" calcext:value-type="float">
            <text:p>17,5</text:p>
          </table:table-cell>
          <table:table-cell table:formula="of:=(40 + [.A16]) / 4" office:value-type="float" office:value="13.75" calcext:value-type="float">
            <text:p>13,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E$2]-3*[.A17]" office:value-type="float" office:value="52" calcext:value-type="float">
            <text:p>52</text:p>
          </table:table-cell>
          <table:table-cell table:formula="of:=(50 - [.A17]) / 2" office:value-type="float" office:value="17" calcext:value-type="float">
            <text:p>17</text:p>
          </table:table-cell>
          <table:table-cell table:formula="of:=(40 + [.A17]) / 4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E$2]-3*[.A18]" office:value-type="float" office:value="49" calcext:value-type="float">
            <text:p>49</text:p>
          </table:table-cell>
          <table:table-cell table:formula="of:=(50 - [.A18]) / 2" office:value-type="float" office:value="16.5" calcext:value-type="float">
            <text:p>16,5</text:p>
          </table:table-cell>
          <table:table-cell table:formula="of:=(40 + [.A18]) / 4" office:value-type="float" office:value="14.25" calcext:value-type="float">
            <text:p>14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E$2]-3*[.A19]" office:value-type="float" office:value="46" calcext:value-type="float">
            <text:p>46</text:p>
          </table:table-cell>
          <table:table-cell table:formula="of:=(50 - [.A19]) / 2" office:value-type="float" office:value="16" calcext:value-type="float">
            <text:p>16</text:p>
          </table:table-cell>
          <table:table-cell table:formula="of:=(40 + [.A19]) / 4" office:value-type="float" office:value="14.5" calcext:value-type="float">
            <text:p>14,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E$2]-3*[.A20]" office:value-type="float" office:value="43" calcext:value-type="float">
            <text:p>43</text:p>
          </table:table-cell>
          <table:table-cell table:formula="of:=(50 - [.A20]) / 2" office:value-type="float" office:value="15.5" calcext:value-type="float">
            <text:p>15,5</text:p>
          </table:table-cell>
          <table:table-cell table:formula="of:=(40 + [.A20]) / 4" office:value-type="float" office:value="14.75" calcext:value-type="float">
            <text:p>14,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E$2]-3*[.A21]" office:value-type="float" office:value="40" calcext:value-type="float">
            <text:p>40</text:p>
          </table:table-cell>
          <table:table-cell table:formula="of:=(50 - [.A21]) / 2" office:value-type="float" office:value="15" calcext:value-type="float">
            <text:p>15</text:p>
          </table:table-cell>
          <table:table-cell table:formula="of:=(40 + [.A21]) / 4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E$2]-3*[.A22]" office:value-type="float" office:value="37" calcext:value-type="float">
            <text:p>37</text:p>
          </table:table-cell>
          <table:table-cell table:formula="of:=(50 - [.A22]) / 2" office:value-type="float" office:value="14.5" calcext:value-type="float">
            <text:p>14,5</text:p>
          </table:table-cell>
          <table:table-cell table:formula="of:=(40 + [.A22]) / 4" office:value-type="float" office:value="15.25" calcext:value-type="float">
            <text:p>15,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E$2]-3*[.A23]" office:value-type="float" office:value="34" calcext:value-type="float">
            <text:p>34</text:p>
          </table:table-cell>
          <table:table-cell table:formula="of:=(50 - [.A23]) / 2" office:value-type="float" office:value="14" calcext:value-type="float">
            <text:p>14</text:p>
          </table:table-cell>
          <table:table-cell table:formula="of:=(40 + [.A23]) / 4" office:value-type="float" office:value="15.5" calcext:value-type="float">
            <text:p>15,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E$2]-3*[.A24]" office:value-type="float" office:value="31" calcext:value-type="float">
            <text:p>31</text:p>
          </table:table-cell>
          <table:table-cell table:formula="of:=(50 - [.A24]) / 2" office:value-type="float" office:value="13.5" calcext:value-type="float">
            <text:p>13,5</text:p>
          </table:table-cell>
          <table:table-cell table:formula="of:=(40 + [.A24]) / 4" office:value-type="float" office:value="15.75" calcext:value-type="float">
            <text:p>15,7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E$2]-3*[.A25]" office:value-type="float" office:value="28" calcext:value-type="float">
            <text:p>28</text:p>
          </table:table-cell>
          <table:table-cell table:formula="of:=(50 - [.A25]) / 2" office:value-type="float" office:value="13" calcext:value-type="float">
            <text:p>13</text:p>
          </table:table-cell>
          <table:table-cell table:formula="of:=(40 + [.A25]) / 4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E$2]-3*[.A26]" office:value-type="float" office:value="25" calcext:value-type="float">
            <text:p>25</text:p>
          </table:table-cell>
          <table:table-cell table:formula="of:=(50 - [.A26]) / 2" office:value-type="float" office:value="12.5" calcext:value-type="float">
            <text:p>12,5</text:p>
          </table:table-cell>
          <table:table-cell table:formula="of:=(40 + [.A26]) / 4" office:value-type="float" office:value="16.25" calcext:value-type="float">
            <text:p>16,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E$2]-3*[.A27]" office:value-type="float" office:value="22" calcext:value-type="float">
            <text:p>22</text:p>
          </table:table-cell>
          <table:table-cell table:formula="of:=(50 - [.A27]) / 2" office:value-type="float" office:value="12" calcext:value-type="float">
            <text:p>12</text:p>
          </table:table-cell>
          <table:table-cell table:formula="of:=(40 + [.A27]) / 4" office:value-type="float" office:value="16.5" calcext:value-type="float">
            <text:p>16,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E$2]-3*[.A28]" office:value-type="float" office:value="19" calcext:value-type="float">
            <text:p>19</text:p>
          </table:table-cell>
          <table:table-cell table:formula="of:=(50 - [.A28]) / 2" office:value-type="float" office:value="11.5" calcext:value-type="float">
            <text:p>11,5</text:p>
          </table:table-cell>
          <table:table-cell table:formula="of:=(40 + [.A28]) / 4" office:value-type="float" office:value="16.75" calcext:value-type="float">
            <text:p>16,7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E$2]-3*[.A29]" office:value-type="float" office:value="16" calcext:value-type="float">
            <text:p>16</text:p>
          </table:table-cell>
          <table:table-cell table:formula="of:=(50 - [.A29]) / 2" office:value-type="float" office:value="11" calcext:value-type="float">
            <text:p>11</text:p>
          </table:table-cell>
          <table:table-cell table:formula="of:=(40 + [.A29]) / 4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E$2]-3*[.A30]" office:value-type="float" office:value="13" calcext:value-type="float">
            <text:p>13</text:p>
          </table:table-cell>
          <table:table-cell table:formula="of:=(50 - [.A30]) / 2" office:value-type="float" office:value="10.5" calcext:value-type="float">
            <text:p>10,5</text:p>
          </table:table-cell>
          <table:table-cell table:formula="of:=(40 + [.A30]) / 4" office:value-type="float" office:value="17.25" calcext:value-type="float">
            <text:p>17,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E$2]-3*[.A31]" office:value-type="float" office:value="10" calcext:value-type="float">
            <text:p>10</text:p>
          </table:table-cell>
          <table:table-cell table:formula="of:=(50 - [.A31]) / 2" office:value-type="float" office:value="10" calcext:value-type="float">
            <text:p>10</text:p>
          </table:table-cell>
          <table:table-cell table:formula="of:=(40 + [.A31]) / 4" office:value-type="float" office:value="17.5" calcext:value-type="float">
            <text:p>17,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E$2]-3*[.A32]" office:value-type="float" office:value="7" calcext:value-type="float">
            <text:p>7</text:p>
          </table:table-cell>
          <table:table-cell table:formula="of:=(50 - [.A32]) / 2" office:value-type="float" office:value="9.5" calcext:value-type="float">
            <text:p>9,5</text:p>
          </table:table-cell>
          <table:table-cell table:formula="of:=(40 + [.A32]) / 4" office:value-type="float" office:value="17.75" calcext:value-type="float">
            <text:p>17,7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E$2]-3*[.A33]" office:value-type="float" office:value="4" calcext:value-type="float">
            <text:p>4</text:p>
          </table:table-cell>
          <table:table-cell table:formula="of:=(50 - [.A33]) / 2" office:value-type="float" office:value="9" calcext:value-type="float">
            <text:p>9</text:p>
          </table:table-cell>
          <table:table-cell table:formula="of:=(40 + [.A33]) / 4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E$2]-3*[.A34]" office:value-type="float" office:value="1" calcext:value-type="float">
            <text:p>1</text:p>
          </table:table-cell>
          <table:table-cell table:formula="of:=(50 - [.A34]) / 2" office:value-type="float" office:value="8.5" calcext:value-type="float">
            <text:p>8,5</text:p>
          </table:table-cell>
          <table:table-cell table:formula="of:=(40 + [.A34]) / 4" office:value-type="float" office:value="18.25" calcext:value-type="float">
            <text:p>18,2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E$2]-3*[.A35]" office:value-type="float" office:value="-2" calcext:value-type="float">
            <text:p>-2</text:p>
          </table:table-cell>
          <table:table-cell table:formula="of:=(50 - [.A35]) / 2" office:value-type="float" office:value="8" calcext:value-type="float">
            <text:p>8</text:p>
          </table:table-cell>
          <table:table-cell table:formula="of:=(40 + [.A35]) / 4" office:value-type="float" office:value="18.5" calcext:value-type="float">
            <text:p>18,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E$2]-3*[.A36]" office:value-type="float" office:value="-5" calcext:value-type="float">
            <text:p>-5</text:p>
          </table:table-cell>
          <table:table-cell table:formula="of:=(50 - [.A36]) / 2" office:value-type="float" office:value="7.5" calcext:value-type="float">
            <text:p>7,5</text:p>
          </table:table-cell>
          <table:table-cell table:formula="of:=(40 + [.A36]) / 4" office:value-type="float" office:value="18.75" calcext:value-type="float">
            <text:p>18,7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E$2]-3*[.A37]" office:value-type="float" office:value="-8" calcext:value-type="float">
            <text:p>-8</text:p>
          </table:table-cell>
          <table:table-cell table:formula="of:=(50 - [.A37]) / 2" office:value-type="float" office:value="7" calcext:value-type="float">
            <text:p>7</text:p>
          </table:table-cell>
          <table:table-cell table:formula="of:=(40 + [.A37]) / 4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E$2]-3*[.A38]" office:value-type="float" office:value="-11" calcext:value-type="float">
            <text:p>-11</text:p>
          </table:table-cell>
          <table:table-cell table:formula="of:=(50 - [.A38]) / 2" office:value-type="float" office:value="6.5" calcext:value-type="float">
            <text:p>6,5</text:p>
          </table:table-cell>
          <table:table-cell table:formula="of:=(40 + [.A38]) / 4" office:value-type="float" office:value="19.25" calcext:value-type="float">
            <text:p>19,2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E$2]-3*[.A39]" office:value-type="float" office:value="-14" calcext:value-type="float">
            <text:p>-14</text:p>
          </table:table-cell>
          <table:table-cell table:formula="of:=(50 - [.A39]) / 2" office:value-type="float" office:value="6" calcext:value-type="float">
            <text:p>6</text:p>
          </table:table-cell>
          <table:table-cell table:formula="of:=(40 + [.A39]) / 4" office:value-type="float" office:value="19.5" calcext:value-type="float">
            <text:p>19,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E$2]-3*[.A40]" office:value-type="float" office:value="-17" calcext:value-type="float">
            <text:p>-17</text:p>
          </table:table-cell>
          <table:table-cell table:formula="of:=(50 - [.A40]) / 2" office:value-type="float" office:value="5.5" calcext:value-type="float">
            <text:p>5,5</text:p>
          </table:table-cell>
          <table:table-cell table:formula="of:=(40 + [.A40]) / 4" office:value-type="float" office:value="19.75" calcext:value-type="float">
            <text:p>19,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E$2]-3*[.A41]" office:value-type="float" office:value="-20" calcext:value-type="float">
            <text:p>-20</text:p>
          </table:table-cell>
          <table:table-cell table:formula="of:=(50 - [.A41]) / 2" office:value-type="float" office:value="5" calcext:value-type="float">
            <text:p>5</text:p>
          </table:table-cell>
          <table:table-cell table:formula="of:=(40 + [.A41]) / 4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E$2]-3*[.A42]" office:value-type="float" office:value="-23" calcext:value-type="float">
            <text:p>-23</text:p>
          </table:table-cell>
          <table:table-cell table:formula="of:=(50 - [.A42]) / 2" office:value-type="float" office:value="4.5" calcext:value-type="float">
            <text:p>4,5</text:p>
          </table:table-cell>
          <table:table-cell table:formula="of:=(40 + [.A42]) / 4" office:value-type="float" office:value="20.25" calcext:value-type="float">
            <text:p>20,2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E$2]-3*[.A43]" office:value-type="float" office:value="-26" calcext:value-type="float">
            <text:p>-26</text:p>
          </table:table-cell>
          <table:table-cell table:formula="of:=(50 - [.A43]) / 2" office:value-type="float" office:value="4" calcext:value-type="float">
            <text:p>4</text:p>
          </table:table-cell>
          <table:table-cell table:formula="of:=(40 + [.A43]) / 4" office:value-type="float" office:value="20.5" calcext:value-type="float">
            <text:p>20,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E$2]-3*[.A44]" office:value-type="float" office:value="-29" calcext:value-type="float">
            <text:p>-29</text:p>
          </table:table-cell>
          <table:table-cell table:formula="of:=(50 - [.A44]) / 2" office:value-type="float" office:value="3.5" calcext:value-type="float">
            <text:p>3,5</text:p>
          </table:table-cell>
          <table:table-cell table:formula="of:=(40 + [.A44]) / 4" office:value-type="float" office:value="20.75" calcext:value-type="float">
            <text:p>20,7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E$2]-3*[.A45]" office:value-type="float" office:value="-32" calcext:value-type="float">
            <text:p>-32</text:p>
          </table:table-cell>
          <table:table-cell table:formula="of:=(50 - [.A45]) / 2" office:value-type="float" office:value="3" calcext:value-type="float">
            <text:p>3</text:p>
          </table:table-cell>
          <table:table-cell table:formula="of:=(40 + [.A45]) / 4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E$2]-3*[.A46]" office:value-type="float" office:value="-35" calcext:value-type="float">
            <text:p>-35</text:p>
          </table:table-cell>
          <table:table-cell table:formula="of:=(50 - [.A46]) / 2" office:value-type="float" office:value="2.5" calcext:value-type="float">
            <text:p>2,5</text:p>
          </table:table-cell>
          <table:table-cell table:formula="of:=(40 + [.A46]) / 4" office:value-type="float" office:value="21.25" calcext:value-type="float">
            <text:p>21,2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E$2]-3*[.A47]" office:value-type="float" office:value="-38" calcext:value-type="float">
            <text:p>-38</text:p>
          </table:table-cell>
          <table:table-cell table:formula="of:=(50 - [.A47]) / 2" office:value-type="float" office:value="2" calcext:value-type="float">
            <text:p>2</text:p>
          </table:table-cell>
          <table:table-cell table:formula="of:=(40 + [.A47]) / 4" office:value-type="float" office:value="21.5" calcext:value-type="float">
            <text:p>21,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E$2]-3*[.A48]" office:value-type="float" office:value="-41" calcext:value-type="float">
            <text:p>-41</text:p>
          </table:table-cell>
          <table:table-cell table:formula="of:=(50 - [.A48]) / 2" office:value-type="float" office:value="1.5" calcext:value-type="float">
            <text:p>1,5</text:p>
          </table:table-cell>
          <table:table-cell table:formula="of:=(40 + [.A48]) / 4" office:value-type="float" office:value="21.75" calcext:value-type="float">
            <text:p>21,7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E$2]-3*[.A49]" office:value-type="float" office:value="-44" calcext:value-type="float">
            <text:p>-44</text:p>
          </table:table-cell>
          <table:table-cell table:formula="of:=(50 - [.A49]) / 2" office:value-type="float" office:value="1" calcext:value-type="float">
            <text:p>1</text:p>
          </table:table-cell>
          <table:table-cell table:formula="of:=(40 + [.A49]) / 4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E$2]-3*[.A50]" office:value-type="float" office:value="-47" calcext:value-type="float">
            <text:p>-47</text:p>
          </table:table-cell>
          <table:table-cell table:formula="of:=(50 - [.A50]) / 2" office:value-type="float" office:value="0.5" calcext:value-type="float">
            <text:p>0,5</text:p>
          </table:table-cell>
          <table:table-cell table:formula="of:=(40 + [.A50]) / 4" office:value-type="float" office:value="22.25" calcext:value-type="float">
            <text:p>22,2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E$2]-3*[.A51]" office:value-type="float" office:value="-50" calcext:value-type="float">
            <text:p>-50</text:p>
          </table:table-cell>
          <table:table-cell table:formula="of:=(50 - [.A51]) / 2" office:value-type="float" office:value="0" calcext:value-type="float">
            <text:p>0</text:p>
          </table:table-cell>
          <table:table-cell table:formula="of:=(40 + [.A51]) / 4" office:value-type="float" office:value="22.5" calcext:value-type="float">
            <text:p>22,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E$2]-3*[.A52]" office:value-type="float" office:value="-53" calcext:value-type="float">
            <text:p>-53</text:p>
          </table:table-cell>
          <table:table-cell table:formula="of:=(50 - [.A52]) / 2" office:value-type="float" office:value="-0.5" calcext:value-type="float">
            <text:p>-0,5</text:p>
          </table:table-cell>
          <table:table-cell table:formula="of:=(40 + [.A52]) / 4" office:value-type="float" office:value="22.75" calcext:value-type="float">
            <text:p>22,7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E$2]-3*[.A53]" office:value-type="float" office:value="-56" calcext:value-type="float">
            <text:p>-56</text:p>
          </table:table-cell>
          <table:table-cell table:formula="of:=(50 - [.A53]) / 2" office:value-type="float" office:value="-1" calcext:value-type="float">
            <text:p>-1</text:p>
          </table:table-cell>
          <table:table-cell table:formula="of:=(40 + [.A53]) / 4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E$2]-3*[.A54]" office:value-type="float" office:value="-59" calcext:value-type="float">
            <text:p>-59</text:p>
          </table:table-cell>
          <table:table-cell table:formula="of:=(50 - [.A54]) / 2" office:value-type="float" office:value="-1.5" calcext:value-type="float">
            <text:p>-1,5</text:p>
          </table:table-cell>
          <table:table-cell table:formula="of:=(40 + [.A54]) / 4" office:value-type="float" office:value="23.25" calcext:value-type="float">
            <text:p>23,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E$2]-3*[.A55]" office:value-type="float" office:value="-62" calcext:value-type="float">
            <text:p>-62</text:p>
          </table:table-cell>
          <table:table-cell table:formula="of:=(50 - [.A55]) / 2" office:value-type="float" office:value="-2" calcext:value-type="float">
            <text:p>-2</text:p>
          </table:table-cell>
          <table:table-cell table:formula="of:=(40 + [.A55]) / 4" office:value-type="float" office:value="23.5" calcext:value-type="float">
            <text:p>23,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E$2]-3*[.A56]" office:value-type="float" office:value="-65" calcext:value-type="float">
            <text:p>-65</text:p>
          </table:table-cell>
          <table:table-cell table:formula="of:=(50 - [.A56]) / 2" office:value-type="float" office:value="-2.5" calcext:value-type="float">
            <text:p>-2,5</text:p>
          </table:table-cell>
          <table:table-cell table:formula="of:=(40 + [.A56]) / 4" office:value-type="float" office:value="23.75" calcext:value-type="float">
            <text:p>23,7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E$2]-3*[.A57]" office:value-type="float" office:value="-68" calcext:value-type="float">
            <text:p>-68</text:p>
          </table:table-cell>
          <table:table-cell table:formula="of:=(50 - [.A57]) / 2" office:value-type="float" office:value="-3" calcext:value-type="float">
            <text:p>-3</text:p>
          </table:table-cell>
          <table:table-cell table:formula="of:=(40 + [.A57]) / 4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E$2]-3*[.A58]" office:value-type="float" office:value="-71" calcext:value-type="float">
            <text:p>-71</text:p>
          </table:table-cell>
          <table:table-cell table:formula="of:=(50 - [.A58]) / 2" office:value-type="float" office:value="-3.5" calcext:value-type="float">
            <text:p>-3,5</text:p>
          </table:table-cell>
          <table:table-cell table:formula="of:=(40 + [.A58]) / 4" office:value-type="float" office:value="24.25" calcext:value-type="float">
            <text:p>24,2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E$2]-3*[.A59]" office:value-type="float" office:value="-74" calcext:value-type="float">
            <text:p>-74</text:p>
          </table:table-cell>
          <table:table-cell table:formula="of:=(50 - [.A59]) / 2" office:value-type="float" office:value="-4" calcext:value-type="float">
            <text:p>-4</text:p>
          </table:table-cell>
          <table:table-cell table:formula="of:=(40 + [.A59]) / 4" office:value-type="float" office:value="24.5" calcext:value-type="float">
            <text:p>24,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E$2]-3*[.A60]" office:value-type="float" office:value="-77" calcext:value-type="float">
            <text:p>-77</text:p>
          </table:table-cell>
          <table:table-cell table:formula="of:=(50 - [.A60]) / 2" office:value-type="float" office:value="-4.5" calcext:value-type="float">
            <text:p>-4,5</text:p>
          </table:table-cell>
          <table:table-cell table:formula="of:=(40 + [.A60]) / 4" office:value-type="float" office:value="24.75" calcext:value-type="float">
            <text:p>24,7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E$2]-3*[.A61]" office:value-type="float" office:value="-80" calcext:value-type="float">
            <text:p>-80</text:p>
          </table:table-cell>
          <table:table-cell table:formula="of:=(50 - [.A61]) / 2" office:value-type="float" office:value="-5" calcext:value-type="float">
            <text:p>-5</text:p>
          </table:table-cell>
          <table:table-cell table:formula="of:=(40 + [.A61]) / 4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E$2]-3*[.A62]" office:value-type="float" office:value="-83" calcext:value-type="float">
            <text:p>-83</text:p>
          </table:table-cell>
          <table:table-cell table:formula="of:=(50 - [.A62]) / 2" office:value-type="float" office:value="-5.5" calcext:value-type="float">
            <text:p>-5,5</text:p>
          </table:table-cell>
          <table:table-cell table:formula="of:=(40 + [.A62]) / 4" office:value-type="float" office:value="25.25" calcext:value-type="float">
            <text:p>25,2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E$2]-3*[.A63]" office:value-type="float" office:value="-86" calcext:value-type="float">
            <text:p>-86</text:p>
          </table:table-cell>
          <table:table-cell table:formula="of:=(50 - [.A63]) / 2" office:value-type="float" office:value="-6" calcext:value-type="float">
            <text:p>-6</text:p>
          </table:table-cell>
          <table:table-cell table:formula="of:=(40 + [.A63]) / 4" office:value-type="float" office:value="25.5" calcext:value-type="float">
            <text:p>25,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E$2]-3*[.A64]" office:value-type="float" office:value="-89" calcext:value-type="float">
            <text:p>-89</text:p>
          </table:table-cell>
          <table:table-cell table:formula="of:=(50 - [.A64]) / 2" office:value-type="float" office:value="-6.5" calcext:value-type="float">
            <text:p>-6,5</text:p>
          </table:table-cell>
          <table:table-cell table:formula="of:=(40 + [.A64]) / 4" office:value-type="float" office:value="25.75" calcext:value-type="float">
            <text:p>25,7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E$2]-3*[.A65]" office:value-type="float" office:value="-92" calcext:value-type="float">
            <text:p>-92</text:p>
          </table:table-cell>
          <table:table-cell table:formula="of:=(50 - [.A65]) / 2" office:value-type="float" office:value="-7" calcext:value-type="float">
            <text:p>-7</text:p>
          </table:table-cell>
          <table:table-cell table:formula="of:=(40 + [.A65]) / 4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E$2]-3*[.A66]" office:value-type="float" office:value="-95" calcext:value-type="float">
            <text:p>-95</text:p>
          </table:table-cell>
          <table:table-cell table:formula="of:=(50 - [.A66]) / 2" office:value-type="float" office:value="-7.5" calcext:value-type="float">
            <text:p>-7,5</text:p>
          </table:table-cell>
          <table:table-cell table:formula="of:=(40 + [.A66]) / 4" office:value-type="float" office:value="26.25" calcext:value-type="float">
            <text:p>26,2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E$2]-3*[.A67]" office:value-type="float" office:value="-98" calcext:value-type="float">
            <text:p>-98</text:p>
          </table:table-cell>
          <table:table-cell table:formula="of:=(50 - [.A67]) / 2" office:value-type="float" office:value="-8" calcext:value-type="float">
            <text:p>-8</text:p>
          </table:table-cell>
          <table:table-cell table:formula="of:=(40 + [.A67]) / 4" office:value-type="float" office:value="26.5" calcext:value-type="float">
            <text:p>26,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E$2]-3*[.A68]" office:value-type="float" office:value="-101" calcext:value-type="float">
            <text:p>-101</text:p>
          </table:table-cell>
          <table:table-cell table:formula="of:=(50 - [.A68]) / 2" office:value-type="float" office:value="-8.5" calcext:value-type="float">
            <text:p>-8,5</text:p>
          </table:table-cell>
          <table:table-cell table:formula="of:=(40 + [.A68]) / 4" office:value-type="float" office:value="26.75" calcext:value-type="float">
            <text:p>26,7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E$2]-3*[.A69]" office:value-type="float" office:value="-104" calcext:value-type="float">
            <text:p>-104</text:p>
          </table:table-cell>
          <table:table-cell table:formula="of:=(50 - [.A69]) / 2" office:value-type="float" office:value="-9" calcext:value-type="float">
            <text:p>-9</text:p>
          </table:table-cell>
          <table:table-cell table:formula="of:=(40 + [.A69]) / 4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E$2]-3*[.A70]" office:value-type="float" office:value="-107" calcext:value-type="float">
            <text:p>-107</text:p>
          </table:table-cell>
          <table:table-cell table:formula="of:=(50 - [.A70]) / 2" office:value-type="float" office:value="-9.5" calcext:value-type="float">
            <text:p>-9,5</text:p>
          </table:table-cell>
          <table:table-cell table:formula="of:=(40 + [.A70]) / 4" office:value-type="float" office:value="27.25" calcext:value-type="float">
            <text:p>27,2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E$2]-3*[.A71]" office:value-type="float" office:value="-110" calcext:value-type="float">
            <text:p>-110</text:p>
          </table:table-cell>
          <table:table-cell table:formula="of:=(50 - [.A71]) / 2" office:value-type="float" office:value="-10" calcext:value-type="float">
            <text:p>-10</text:p>
          </table:table-cell>
          <table:table-cell table:formula="of:=(40 + [.A71]) / 4" office:value-type="float" office:value="27.5" calcext:value-type="float">
            <text:p>27,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E$2]-3*[.A72]" office:value-type="float" office:value="-113" calcext:value-type="float">
            <text:p>-113</text:p>
          </table:table-cell>
          <table:table-cell table:formula="of:=(50 - [.A72]) / 2" office:value-type="float" office:value="-10.5" calcext:value-type="float">
            <text:p>-10,5</text:p>
          </table:table-cell>
          <table:table-cell table:formula="of:=(40 + [.A72]) / 4" office:value-type="float" office:value="27.75" calcext:value-type="float">
            <text:p>27,7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E$2]-3*[.A73]" office:value-type="float" office:value="-116" calcext:value-type="float">
            <text:p>-116</text:p>
          </table:table-cell>
          <table:table-cell table:formula="of:=(50 - [.A73]) / 2" office:value-type="float" office:value="-11" calcext:value-type="float">
            <text:p>-11</text:p>
          </table:table-cell>
          <table:table-cell table:formula="of:=(40 + [.A73]) / 4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E$2]-3*[.A74]" office:value-type="float" office:value="-119" calcext:value-type="float">
            <text:p>-119</text:p>
          </table:table-cell>
          <table:table-cell table:formula="of:=(50 - [.A74]) / 2" office:value-type="float" office:value="-11.5" calcext:value-type="float">
            <text:p>-11,5</text:p>
          </table:table-cell>
          <table:table-cell table:formula="of:=(40 + [.A74]) / 4" office:value-type="float" office:value="28.25" calcext:value-type="float">
            <text:p>28,2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E$2]-3*[.A75]" office:value-type="float" office:value="-122" calcext:value-type="float">
            <text:p>-122</text:p>
          </table:table-cell>
          <table:table-cell table:formula="of:=(50 - [.A75]) / 2" office:value-type="float" office:value="-12" calcext:value-type="float">
            <text:p>-12</text:p>
          </table:table-cell>
          <table:table-cell table:formula="of:=(40 + [.A75]) / 4" office:value-type="float" office:value="28.5" calcext:value-type="float">
            <text:p>28,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E$2]-3*[.A76]" office:value-type="float" office:value="-125" calcext:value-type="float">
            <text:p>-125</text:p>
          </table:table-cell>
          <table:table-cell table:formula="of:=(50 - [.A76]) / 2" office:value-type="float" office:value="-12.5" calcext:value-type="float">
            <text:p>-12,5</text:p>
          </table:table-cell>
          <table:table-cell table:formula="of:=(40 + [.A76]) / 4" office:value-type="float" office:value="28.75" calcext:value-type="float">
            <text:p>28,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E$2]-3*[.A77]" office:value-type="float" office:value="-128" calcext:value-type="float">
            <text:p>-128</text:p>
          </table:table-cell>
          <table:table-cell table:formula="of:=(50 - [.A77]) / 2" office:value-type="float" office:value="-13" calcext:value-type="float">
            <text:p>-13</text:p>
          </table:table-cell>
          <table:table-cell table:formula="of:=(40 + [.A77]) / 4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E$2]-3*[.A78]" office:value-type="float" office:value="-131" calcext:value-type="float">
            <text:p>-131</text:p>
          </table:table-cell>
          <table:table-cell table:formula="of:=(50 - [.A78]) / 2" office:value-type="float" office:value="-13.5" calcext:value-type="float">
            <text:p>-13,5</text:p>
          </table:table-cell>
          <table:table-cell table:formula="of:=(40 + [.A78]) / 4" office:value-type="float" office:value="29.25" calcext:value-type="float">
            <text:p>29,2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E$2]-3*[.A79]" office:value-type="float" office:value="-134" calcext:value-type="float">
            <text:p>-134</text:p>
          </table:table-cell>
          <table:table-cell table:formula="of:=(50 - [.A79]) / 2" office:value-type="float" office:value="-14" calcext:value-type="float">
            <text:p>-14</text:p>
          </table:table-cell>
          <table:table-cell table:formula="of:=(40 + [.A79]) / 4" office:value-type="float" office:value="29.5" calcext:value-type="float">
            <text:p>29,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E$2]-3*[.A80]" office:value-type="float" office:value="-137" calcext:value-type="float">
            <text:p>-137</text:p>
          </table:table-cell>
          <table:table-cell table:formula="of:=(50 - [.A80]) / 2" office:value-type="float" office:value="-14.5" calcext:value-type="float">
            <text:p>-14,5</text:p>
          </table:table-cell>
          <table:table-cell table:formula="of:=(40 + [.A80]) / 4" office:value-type="float" office:value="29.75" calcext:value-type="float">
            <text:p>29,7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E$2]-3*[.A81]" office:value-type="float" office:value="-140" calcext:value-type="float">
            <text:p>-140</text:p>
          </table:table-cell>
          <table:table-cell table:formula="of:=(50 - [.A81]) / 2" office:value-type="float" office:value="-15" calcext:value-type="float">
            <text:p>-15</text:p>
          </table:table-cell>
          <table:table-cell table:formula="of:=(40 + [.A81]) / 4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E$2]-3*[.A82]" office:value-type="float" office:value="-143" calcext:value-type="float">
            <text:p>-143</text:p>
          </table:table-cell>
          <table:table-cell table:formula="of:=(50 - [.A82]) / 2" office:value-type="float" office:value="-15.5" calcext:value-type="float">
            <text:p>-15,5</text:p>
          </table:table-cell>
          <table:table-cell table:formula="of:=(40 + [.A82]) / 4" office:value-type="float" office:value="30.25" calcext:value-type="float">
            <text:p>30,2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E$2]-3*[.A83]" office:value-type="float" office:value="-146" calcext:value-type="float">
            <text:p>-146</text:p>
          </table:table-cell>
          <table:table-cell table:formula="of:=(50 - [.A83]) / 2" office:value-type="float" office:value="-16" calcext:value-type="float">
            <text:p>-16</text:p>
          </table:table-cell>
          <table:table-cell table:formula="of:=(40 + [.A83]) / 4" office:value-type="float" office:value="30.5" calcext:value-type="float">
            <text:p>30,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E$2]-3*[.A84]" office:value-type="float" office:value="-149" calcext:value-type="float">
            <text:p>-149</text:p>
          </table:table-cell>
          <table:table-cell table:formula="of:=(50 - [.A84]) / 2" office:value-type="float" office:value="-16.5" calcext:value-type="float">
            <text:p>-16,5</text:p>
          </table:table-cell>
          <table:table-cell table:formula="of:=(40 + [.A84]) / 4" office:value-type="float" office:value="30.75" calcext:value-type="float">
            <text:p>30,7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E$2]-3*[.A85]" office:value-type="float" office:value="-152" calcext:value-type="float">
            <text:p>-152</text:p>
          </table:table-cell>
          <table:table-cell table:formula="of:=(50 - [.A85]) / 2" office:value-type="float" office:value="-17" calcext:value-type="float">
            <text:p>-17</text:p>
          </table:table-cell>
          <table:table-cell table:formula="of:=(40 + [.A85]) / 4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E$2]-3*[.A86]" office:value-type="float" office:value="-155" calcext:value-type="float">
            <text:p>-155</text:p>
          </table:table-cell>
          <table:table-cell table:formula="of:=(50 - [.A86]) / 2" office:value-type="float" office:value="-17.5" calcext:value-type="float">
            <text:p>-17,5</text:p>
          </table:table-cell>
          <table:table-cell table:formula="of:=(40 + [.A86]) / 4" office:value-type="float" office:value="31.25" calcext:value-type="float">
            <text:p>31,2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E$2]-3*[.A87]" office:value-type="float" office:value="-158" calcext:value-type="float">
            <text:p>-158</text:p>
          </table:table-cell>
          <table:table-cell table:formula="of:=(50 - [.A87]) / 2" office:value-type="float" office:value="-18" calcext:value-type="float">
            <text:p>-18</text:p>
          </table:table-cell>
          <table:table-cell table:formula="of:=(40 + [.A87]) / 4" office:value-type="float" office:value="31.5" calcext:value-type="float">
            <text:p>31,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E$2]-3*[.A88]" office:value-type="float" office:value="-161" calcext:value-type="float">
            <text:p>-161</text:p>
          </table:table-cell>
          <table:table-cell table:formula="of:=(50 - [.A88]) / 2" office:value-type="float" office:value="-18.5" calcext:value-type="float">
            <text:p>-18,5</text:p>
          </table:table-cell>
          <table:table-cell table:formula="of:=(40 + [.A88]) / 4" office:value-type="float" office:value="31.75" calcext:value-type="float">
            <text:p>31,7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E$2]-3*[.A89]" office:value-type="float" office:value="-164" calcext:value-type="float">
            <text:p>-164</text:p>
          </table:table-cell>
          <table:table-cell table:formula="of:=(50 - [.A89]) / 2" office:value-type="float" office:value="-19" calcext:value-type="float">
            <text:p>-19</text:p>
          </table:table-cell>
          <table:table-cell table:formula="of:=(40 + [.A89]) / 4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E$2]-3*[.A90]" office:value-type="float" office:value="-167" calcext:value-type="float">
            <text:p>-167</text:p>
          </table:table-cell>
          <table:table-cell table:formula="of:=(50 - [.A90]) / 2" office:value-type="float" office:value="-19.5" calcext:value-type="float">
            <text:p>-19,5</text:p>
          </table:table-cell>
          <table:table-cell table:formula="of:=(40 + [.A90]) / 4" office:value-type="float" office:value="32.25" calcext:value-type="float">
            <text:p>32,2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E$2]-3*[.A91]" office:value-type="float" office:value="-170" calcext:value-type="float">
            <text:p>-170</text:p>
          </table:table-cell>
          <table:table-cell table:formula="of:=(50 - [.A91]) / 2" office:value-type="float" office:value="-20" calcext:value-type="float">
            <text:p>-20</text:p>
          </table:table-cell>
          <table:table-cell table:formula="of:=(40 + [.A91]) / 4" office:value-type="float" office:value="32.5" calcext:value-type="float">
            <text:p>32,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E$2]-3*[.A92]" office:value-type="float" office:value="-173" calcext:value-type="float">
            <text:p>-173</text:p>
          </table:table-cell>
          <table:table-cell table:formula="of:=(50 - [.A92]) / 2" office:value-type="float" office:value="-20.5" calcext:value-type="float">
            <text:p>-20,5</text:p>
          </table:table-cell>
          <table:table-cell table:formula="of:=(40 + [.A92]) / 4" office:value-type="float" office:value="32.75" calcext:value-type="float">
            <text:p>32,7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E$2]-3*[.A93]" office:value-type="float" office:value="-176" calcext:value-type="float">
            <text:p>-176</text:p>
          </table:table-cell>
          <table:table-cell table:formula="of:=(50 - [.A93]) / 2" office:value-type="float" office:value="-21" calcext:value-type="float">
            <text:p>-21</text:p>
          </table:table-cell>
          <table:table-cell table:formula="of:=(40 + [.A93]) / 4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E$2]-3*[.A94]" office:value-type="float" office:value="-179" calcext:value-type="float">
            <text:p>-179</text:p>
          </table:table-cell>
          <table:table-cell table:formula="of:=(50 - [.A94]) / 2" office:value-type="float" office:value="-21.5" calcext:value-type="float">
            <text:p>-21,5</text:p>
          </table:table-cell>
          <table:table-cell table:formula="of:=(40 + [.A94]) / 4" office:value-type="float" office:value="33.25" calcext:value-type="float">
            <text:p>33,2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E$2]-3*[.A95]" office:value-type="float" office:value="-182" calcext:value-type="float">
            <text:p>-182</text:p>
          </table:table-cell>
          <table:table-cell table:formula="of:=(50 - [.A95]) / 2" office:value-type="float" office:value="-22" calcext:value-type="float">
            <text:p>-22</text:p>
          </table:table-cell>
          <table:table-cell table:formula="of:=(40 + [.A95]) / 4" office:value-type="float" office:value="33.5" calcext:value-type="float">
            <text:p>33,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E$2]-3*[.A96]" office:value-type="float" office:value="-185" calcext:value-type="float">
            <text:p>-185</text:p>
          </table:table-cell>
          <table:table-cell table:formula="of:=(50 - [.A96]) / 2" office:value-type="float" office:value="-22.5" calcext:value-type="float">
            <text:p>-22,5</text:p>
          </table:table-cell>
          <table:table-cell table:formula="of:=(40 + [.A96]) / 4" office:value-type="float" office:value="33.75" calcext:value-type="float">
            <text:p>33,7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E$2]-3*[.A97]" office:value-type="float" office:value="-188" calcext:value-type="float">
            <text:p>-188</text:p>
          </table:table-cell>
          <table:table-cell table:formula="of:=(50 - [.A97]) / 2" office:value-type="float" office:value="-23" calcext:value-type="float">
            <text:p>-23</text:p>
          </table:table-cell>
          <table:table-cell table:formula="of:=(40 + [.A97]) / 4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E$2]-3*[.A98]" office:value-type="float" office:value="-191" calcext:value-type="float">
            <text:p>-191</text:p>
          </table:table-cell>
          <table:table-cell table:formula="of:=(50 - [.A98]) / 2" office:value-type="float" office:value="-23.5" calcext:value-type="float">
            <text:p>-23,5</text:p>
          </table:table-cell>
          <table:table-cell table:formula="of:=(40 + [.A98]) / 4" office:value-type="float" office:value="34.25" calcext:value-type="float">
            <text:p>34,2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E$2]-3*[.A99]" office:value-type="float" office:value="-194" calcext:value-type="float">
            <text:p>-194</text:p>
          </table:table-cell>
          <table:table-cell table:formula="of:=(50 - [.A99]) / 2" office:value-type="float" office:value="-24" calcext:value-type="float">
            <text:p>-24</text:p>
          </table:table-cell>
          <table:table-cell table:formula="of:=(40 + [.A99]) / 4" office:value-type="float" office:value="34.5" calcext:value-type="float">
            <text:p>34,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E$2]-3*[.A100]" office:value-type="float" office:value="-197" calcext:value-type="float">
            <text:p>-197</text:p>
          </table:table-cell>
          <table:table-cell table:formula="of:=(50 - [.A100]) / 2" office:value-type="float" office:value="-24.5" calcext:value-type="float">
            <text:p>-24,5</text:p>
          </table:table-cell>
          <table:table-cell table:formula="of:=(40 + [.A100]) / 4" office:value-type="float" office:value="34.75" calcext:value-type="float">
            <text:p>34,7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E$2]-3*[.A101]" office:value-type="float" office:value="-200" calcext:value-type="float">
            <text:p>-200</text:p>
          </table:table-cell>
          <table:table-cell table:formula="of:=(50 - [.A101]) / 2" office:value-type="float" office:value="-25" calcext:value-type="float">
            <text:p>-25</text:p>
          </table:table-cell>
          <table:table-cell table:formula="of:=(40 + [.A101]) / 4" office:value-type="float" office:value="35" calcext:value-type="float">
            <text:p>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1:47:04.648000000</meta:creation-date>
    <dc:date>2023-02-28T12:16:24.646000000</dc:date>
    <meta:editing-duration>PT29M20S</meta:editing-duration>
    <meta:editing-cycles>1</meta:editing-cycles>
    <meta:document-statistic meta:table-count="1" meta:cell-count="406" meta:object-count="1"/>
    <meta:generator>LibreOffice/7.5.0.3$Windows_X86_64 LibreOffice_project/c21113d003cd3efa8c53188764377a8272d9d6d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2.301cm" svg:y="3.703cm" style:legend-expansion="high" chart:style-name="ch2"/>
        <chart:plot-area chart:style-name="ch3" table:cell-range-address="Лист1.A1:Лист1.D30" chart:data-source-has-labels="both" svg:x="0.32cm" svg:y="0.18cm" svg:width="11.661cm" svg:height="8.64cm">
          <chart:coordinate-region svg:x="1.127cm" svg:y="0.379cm" svg:width="10.667cm" svg:height="7.794cm"/>
          <chart:axis chart:dimension="x" chart:name="primary-x" chart:style-name="ch4" chartooo:axis-type="auto">
            <chart:categories table:cell-range-address="Лист1.A2:Лист1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30" chart:label-cell-address="Лист1.B1:Лист1.B1" chart:class="chart:scatter">
            <chart:domain table:cell-range-address="Лист1.A2:Лист1.A30"/>
            <chart:data-point chart:repeated="29"/>
          </chart:series>
          <chart:series chart:style-name="ch7" chart:values-cell-range-address="Лист1.C2:Лист1.C30" chart:label-cell-address="Лист1.C1:Лист1.C1" chart:class="chart:scatter">
            <chart:data-point chart:repeated="29"/>
          </chart:series>
          <chart:series chart:style-name="ch8" chart:values-cell-range-address="Лист1.D2:Лист1.D30" chart:label-cell-address="Лист1.D1:Лист1.D1" chart:class="chart:scatte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 &lt; a - 3x</text:p>
                <draw:g>
                  <svg:desc>Лист1.B1:Лист1.B1</svg:desc>
                </draw:g>
              </table:table-cell>
              <table:table-cell office:value-type="string">
                <text:p>Y &gt; (50 - x) / 2</text:p>
                <draw:g>
                  <svg:desc>Лист1.C1:Лист1.C1</svg:desc>
                </draw:g>
              </table:table-cell>
              <table:table-cell office:value-type="string">
                <text:p>Y &lt; (40 + x) / 4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A2:Лист1.A30</svg:desc>
                </draw:g>
              </table:table-cell>
              <table:table-cell office:value-type="float" office:value="1">
                <text:p>1</text:p>
                <draw:g>
                  <svg:desc>Лист1.A2:Лист1.A30</svg:desc>
                </draw:g>
              </table:table-cell>
              <table:table-cell office:value-type="float" office:value="97">
                <text:p>97</text:p>
                <draw:g>
                  <svg:desc>Лист1.B2:Лист1.B30</svg:desc>
                </draw:g>
              </table:table-cell>
              <table:table-cell office:value-type="float" office:value="24.5">
                <text:p>24.5</text:p>
                <draw:g>
                  <svg:desc>Лист1.C2:Лист1.C30</svg:desc>
                </draw:g>
              </table:table-cell>
              <table:table-cell office:value-type="float" office:value="10.25">
                <text:p>10.25</text:p>
                <draw:g>
                  <svg:desc>Лист1.D2:Лист1.D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24">
                <text:p>2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1">
                <text:p>91</text:p>
              </table:table-cell>
              <table:table-cell office:value-type="float" office:value="23.5">
                <text:p>23.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22.5">
                <text:p>22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22">
                <text:p>2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21.5">
                <text:p>21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20.5">
                <text:p>20.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7">
                <text:p>67</text:p>
              </table:table-cell>
              <table:table-cell office:value-type="float" office:value="19.5">
                <text:p>19.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1">
                <text:p>61</text:p>
              </table:table-cell>
              <table:table-cell office:value-type="float" office:value="18.5">
                <text:p>18.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17.5">
                <text:p>17.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16.5">
                <text:p>16.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15.5">
                <text:p>15.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  <table:table-cell office:value-type="float" office:value="14.5">
                <text:p>14.5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13.5">
                <text:p>13.5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1.5">
                <text:p>11.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17.25">
                <text:p>17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